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1.018cm"/>
    </style:style>
    <style:style style:name="co4" style:family="table-column">
      <style:table-column-properties fo:break-before="auto" style:column-width="1.046cm"/>
    </style:style>
    <style:style style:name="co5" style:family="table-column">
      <style:table-column-properties fo:break-before="auto" style:column-width="6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ce2" style:family="table-cell" style:parent-style-name="Default" style:data-style-name="N108"/>
    <style:style style:name="ce3" style:family="table-cell" style:parent-style-name="Default">
      <style:text-properties fo:color="#000000" style:text-outline="false" style:text-line-through-style="none" style:font-name="Liberation San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Casos de teste</text:p>
          </table:table-cell>
          <table:table-cell office:value-type="string">
            <text:p>CEF</text:p>
          </table:table-cell>
          <table:table-cell office:value-type="string">
            <text:p>CNF</text:p>
          </table:table-cell>
          <table:table-cell office:value-type="string">
            <text:p>CEP</text:p>
          </table:table-cell>
          <table:table-cell office:value-type="string">
            <text:p>CNP</text:p>
          </table:table-cell>
          <table:table-cell office:value-type="string">
            <text:p>Tarantula</text:p>
          </table:table-cell>
          <table:table-cell office:value-type="string">
            <text:p>DRT</text:p>
          </table:table-cell>
          <table:table-cell table:style-name="Default" office:value-type="string">
            <text:p>Ochiai</text:p>
          </table:table-cell>
          <table:table-cell office:value-type="string">
            <text:p>Jaccard</text:p>
          </table:table-cell>
          <table:table-cell office:value-type="string">
            <text:p>Zoltar</text:p>
          </table:table-cell>
          <table:table-cell office:value-type="string">
            <text:p>Op</text:p>
          </table:table-cell>
          <table:table-cell office:value-type="string">
            <text:p>Minus</text:p>
          </table:table-cell>
          <table:table-cell table:style-name="Default" office:value-type="string">
            <text:p>Kulczynski2</text:p>
          </table:table-cell>
          <table:table-cell office:value-type="string">
            <text:p>McCon</text:p>
          </table:table-cell>
          <table:table-cell table:style-name="Default" office:value-type="string">
            <text:p>Wong3</text:p>
          </table:table-cell>
          <table:table-cell office:value-type="string">
            <text:p>Name</text:p>
          </table:table-cell>
          <table:table-cell office:value-type="string">
            <text:p>OBS</text:p>
          </table:table-cell>
        </table:table-row>
        <table:table-row table:style-name="ro1">
          <table:table-cell office:value-type="string">
            <text:p>T1</text:p>
          </table:table-cell>
          <table:table-cell table:number-columns-repeated="4" office:value-type="float" office:value="0">
            <text:p>0</text:p>
          </table:table-cell>
          <table:table-cell table:formula="of:=(([.B2]/([.B2]+[.C2]))/(([.B2]/([.B2]+[.C2])) + ([.D2]/([.D2]+[.E2]))))" office:value-type="float" office:value="0">
            <text:p>#DIV/0!</text:p>
          </table:table-cell>
          <table:table-cell table:formula="of:=([.B2]/(1+([.D2]/([.B2]+[.C2]+[.D2]+[.E2]))))" office:value-type="float" office:value="0">
            <text:p>#DIV/0!</text:p>
          </table:table-cell>
          <table:table-cell table:formula="of:=([.B2])/(SQRT(([.B2]+[.C2])*([.B2]+[.E2])))" office:value-type="float" office:value="0">
            <text:p>#DIV/0!</text:p>
          </table:table-cell>
          <table:table-cell table:formula="of:=[.B2]/([.B2]+[.C2]+[.D2])" office:value-type="float" office:value="0">
            <text:p>#DIV/0!</text:p>
          </table:table-cell>
          <table:table-cell table:formula="of:=[.B2]/([.B2]+[.C2]+[.D2]+(10000*([.C2]*[.D2]/[.B2])))" office:value-type="float" office:value="0">
            <text:p>#DIV/0!</text:p>
          </table:table-cell>
          <table:table-cell table:formula="of:=[.B2] - ([.D2]/([.D2]+[.E2]+1))" office:value-type="float" office:value="0">
            <text:p>0</text:p>
          </table:table-cell>
          <table:table-cell table:formula="of:=(([.B2]/([.B2]+[.C2]))/(([.B2]/([.B2]+[.C2])) + ([.D2]/([.D2]+[.E2])))) - ((1-([.B2]/([.B2]+[.C2])))/((1-([.B2]/([.B2]+[.C2]))) + (1-([.D2]/([.D2]+[.E2])))))" office:value-type="float" office:value="0">
            <text:p>#DIV/0!</text:p>
          </table:table-cell>
          <table:table-cell table:formula="of:=0.5*(([.B2]/([.B2]+[.C2]))+([.B2]/([.B2]+[.D2])))" office:value-type="float" office:value="0">
            <text:p>#DIV/0!</text:p>
          </table:table-cell>
          <table:table-cell table:formula="of:=(([.B2]*[.B2])-([.C2]*[.D2]))/(([.B2]+[.C2])*([.B2]+[.D2]))" office:value-type="float" office:value="0">
            <text:p>#DIV/0!</text:p>
          </table:table-cell>
          <table:table-cell table:formula="of:=IF([.D2] &lt;= 2; [.B2] - [.D2]; IF(([.D2] &lt;= 10); ([.B2] - (2 + (0.1 * ([.D2] - 2))));[.B2] - (2.8 + (0.001 * ([.D2] - 10)))))" office:value-type="float" office:value="0">
            <text:p>0,000</text:p>
          </table:table-cell>
          <table:table-cell table:style-name="ce3" office:value-type="string">
            <text:p>AllCoeficientsZeroMustBeZero</text:p>
          </table:table-cell>
          <table:table-cell office:value-type="string">
            <text:p>Todas heuristicas devem ser.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table:formula="of:=(([.B3]/([.B3]+[.C3]))/(([.B3]/([.B3]+[.C3])) + ([.D3]/([.D3]+[.E3]))))" office:value-type="float" office:value="0">
            <text:p>#DIV/0!</text:p>
          </table:table-cell>
          <table:table-cell table:formula="of:=([.B3]/(1+([.D3]/([.B3]+[.C3]+[.D3]+[.E3]))))" office:value-type="float" office:value="-1">
            <text:p>-1</text:p>
          </table:table-cell>
          <table:table-cell table:formula="of:=([.B3])/(SQRT(([.B3]+[.C3])*([.B3]+[.E3])))" office:value-type="float" office:value="-1">
            <text:p>-1</text:p>
          </table:table-cell>
          <table:table-cell table:formula="of:=[.B3]/([.B3]+[.C3]+[.D3])" office:value-type="float" office:value="1">
            <text:p>1</text:p>
          </table:table-cell>
          <table:table-cell table:formula="of:=[.B3]/([.B3]+[.C3]+[.D3]+(10000*([.C3]*[.D3]/[.B3])))" office:value-type="float" office:value="1">
            <text:p>1</text:p>
          </table:table-cell>
          <table:table-cell table:formula="of:=[.B3] - ([.D3]/([.D3]+[.E3]+1))" office:value-type="float" office:value="-1">
            <text:p>-1</text:p>
          </table:table-cell>
          <table:table-cell table:formula="of:=(([.B3]/([.B3]+[.C3]))/(([.B3]/([.B3]+[.C3])) + ([.D3]/([.D3]+[.E3])))) - ((1-([.B3]/([.B3]+[.C3])))/((1-([.B3]/([.B3]+[.C3]))) + (1-([.D3]/([.D3]+[.E3])))))" office:value-type="float" office:value="0">
            <text:p>#DIV/0!</text:p>
          </table:table-cell>
          <table:table-cell table:formula="of:=0.5*(([.B3]/([.B3]+[.C3]))+([.B3]/([.B3]+[.D3])))" office:value-type="float" office:value="1">
            <text:p>1</text:p>
          </table:table-cell>
          <table:table-cell table:formula="of:=(([.B3]*[.B3])-([.C3]*[.D3]))/(([.B3]+[.C3])*([.B3]+[.D3]))" office:value-type="float" office:value="1">
            <text:p>1</text:p>
          </table:table-cell>
          <table:table-cell table:formula="of:=IF([.D3] &lt;= 2; [.B3] - [.D3]; IF(([.D3] &lt;= 10); ([.B3] - (2 + (0.1 * ([.D3] - 2))));[.B3] - (2.8 + (0.001 * ([.D3] - 10)))))" office:value-type="float" office:value="-1">
            <text:p>-1,000</text:p>
          </table:table-cell>
          <table:table-cell office:value-type="string">
            <text:p>ANegativeValueInCefMustBeZero </text:p>
          </table:table-cell>
          <table:table-cell office:value-type="string">
            <text:p>Não são esperados valores negativos. Deve retornar 0.</text:p>
          </table:table-cell>
        </table:table-row>
        <table:table-row table:style-name="ro1">
          <table:table-cell office:value-type="string">
            <text:p>T3</text:p>
          </table:table-cell>
          <table:table-cell table:number-columns-repeated="4" office:value-type="float" office:value="-1">
            <text:p>-1</text:p>
          </table:table-cell>
          <table:table-cell table:formula="of:=(([.B4]/([.B4]+[.C4]))/(([.B4]/([.B4]+[.C4])) + ([.D4]/([.D4]+[.E4]))))" office:value-type="float" office:value="0.5">
            <text:p>0,5</text:p>
          </table:table-cell>
          <table:table-cell table:formula="of:=([.B4]/(1+([.D4]/([.B4]+[.C4]+[.D4]+[.E4]))))" office:value-type="float" office:value="-0.8">
            <text:p>-0,8</text:p>
          </table:table-cell>
          <table:table-cell table:formula="of:=([.B4])/(SQRT(([.B4]+[.C4])*([.B4]+[.E4])))" office:value-type="float" office:value="-0.5">
            <text:p>-0,5</text:p>
          </table:table-cell>
          <table:table-cell table:formula="of:=[.B4]/([.B4]+[.C4]+[.D4])" office:value-type="float" office:value="0.333333333333333">
            <text:p>0,3333333333</text:p>
          </table:table-cell>
          <table:table-cell table:formula="of:=[.B4]/([.B4]+[.C4]+[.D4]+(10000*([.C4]*[.D4]/[.B4])))" office:value-type="float" office:value="0.0000999700089973008">
            <text:p>0,00009997</text:p>
          </table:table-cell>
          <table:table-cell table:formula="of:=[.B4] - ([.D4]/([.D4]+[.E4]+1))" office:value-type="float" office:value="-2">
            <text:p>-2</text:p>
          </table:table-cell>
          <table:table-cell table:formula="of:=(([.B4]/([.B4]+[.C4]))/(([.B4]/([.B4]+[.C4])) + ([.D4]/([.D4]+[.E4])))) - ((1-([.B4]/([.B4]+[.C4])))/((1-([.B4]/([.B4]+[.C4]))) + (1-([.D4]/([.D4]+[.E4])))))" office:value-type="float" office:value="0">
            <text:p>0</text:p>
          </table:table-cell>
          <table:table-cell table:formula="of:=0.5*(([.B4]/([.B4]+[.C4]))+([.B4]/([.B4]+[.D4])))" office:value-type="float" office:value="0.5">
            <text:p>0,5</text:p>
          </table:table-cell>
          <table:table-cell table:formula="of:=(([.B4]*[.B4])-([.C4]*[.D4]))/(([.B4]+[.C4])*([.B4]+[.D4]))" office:value-type="float" office:value="0">
            <text:p>0</text:p>
          </table:table-cell>
          <table:table-cell table:formula="of:=IF([.D4] &lt;= 2; [.B4] - [.D4]; IF(([.D4] &lt;= 10); ([.B4] - (2 + (0.1 * ([.D4] - 2))));[.B4] - (2.8 + (0.001 * ([.D4] - 10)))))" office:value-type="float" office:value="0">
            <text:p>0,000</text:p>
          </table:table-cell>
          <table:table-cell office:value-type="string">
            <text:p>AllCoeficientsNegativeMustBeZero</text:p>
          </table:table-cell>
          <table:table-cell office:value-type="string">
            <text:p>Não são esperados valores negativos. Deve retornar 0.</text:p>
          </table:table-cell>
        </table:table-row>
        <table:table-row table:style-name="ro1">
          <table:table-cell office:value-type="string">
            <text:p>T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(([.B5]/([.B5]+[.C5]))/(([.B5]/([.B5]+[.C5])) + ([.D5]/([.D5]+[.E5]))))" office:value-type="float" office:value="0">
            <text:p>#DIV/0!</text:p>
          </table:table-cell>
          <table:table-cell table:formula="of:=([.B5]/(1+([.D5]/([.B5]+[.C5]+[.D5]+[.E5]))))" office:value-type="float" office:value="1">
            <text:p>1</text:p>
          </table:table-cell>
          <table:table-cell table:formula="of:=([.B5])/(SQRT(([.B5]+[.C5])*([.B5]+[.E5])))" office:value-type="float" office:value="1">
            <text:p>1</text:p>
          </table:table-cell>
          <table:table-cell table:formula="of:=[.B5]/([.B5]+[.C5]+[.D5])" office:value-type="float" office:value="1">
            <text:p>1</text:p>
          </table:table-cell>
          <table:table-cell table:formula="of:=[.B5]/([.B5]+[.C5]+[.D5]+(10000*([.C5]*[.D5]/[.B5])))" office:value-type="float" office:value="1">
            <text:p>1</text:p>
          </table:table-cell>
          <table:table-cell table:formula="of:=[.B5] - ([.D5]/([.D5]+[.E5]+1))" office:value-type="float" office:value="1">
            <text:p>1</text:p>
          </table:table-cell>
          <table:table-cell table:formula="of:=(([.B5]/([.B5]+[.C5]))/(([.B5]/([.B5]+[.C5])) + ([.D5]/([.D5]+[.E5])))) - ((1-([.B5]/([.B5]+[.C5])))/((1-([.B5]/([.B5]+[.C5]))) + (1-([.D5]/([.D5]+[.E5])))))" office:value-type="float" office:value="0">
            <text:p>#DIV/0!</text:p>
          </table:table-cell>
          <table:table-cell table:formula="of:=0.5*(([.B5]/([.B5]+[.C5]))+([.B5]/([.B5]+[.D5])))" office:value-type="float" office:value="1">
            <text:p>1</text:p>
          </table:table-cell>
          <table:table-cell table:formula="of:=(([.B5]*[.B5])-([.C5]*[.D5]))/(([.B5]+[.C5])*([.B5]+[.D5]))" office:value-type="float" office:value="1">
            <text:p>1</text:p>
          </table:table-cell>
          <table:table-cell table:formula="of:=IF([.D5] &lt;= 2; [.B5] - [.D5]; IF(([.D5] &lt;= 10); ([.B5] - (2 + (0.1 * ([.D5] - 2))));[.B5] - (2.8 + (0.001 * ([.D5] - 10)))))" office:value-type="float" office:value="1">
            <text:p>1,000</text:p>
          </table:table-cell>
          <table:table-cell office:value-type="string">
            <text:p>CefHaveValueMustBeMaxSuspicious</text:p>
          </table:table-cell>
          <table:table-cell office:value-type="string">
            <text:p>Deve ser 1 em todos casos</text:p>
          </table:table-cell>
        </table:table-row>
        <table:table-row table:style-name="ro1">
          <table:table-cell office:value-type="string">
            <text:p>T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([.B6]/([.B6]+[.C6]))/(([.B6]/([.B6]+[.C6])) + ([.D6]/([.D6]+[.E6]))))" office:value-type="float" office:value="0">
            <text:p>#DIV/0!</text:p>
          </table:table-cell>
          <table:table-cell table:formula="of:=([.B6]/(1+([.D6]/([.B6]+[.C6]+[.D6]+[.E6]))))" office:value-type="float" office:value="0">
            <text:p>0</text:p>
          </table:table-cell>
          <table:table-cell table:formula="of:=([.B6])/(SQRT(([.B6]+[.C6])*([.B6]+[.E6])))" office:value-type="float" office:value="0">
            <text:p>#DIV/0!</text:p>
          </table:table-cell>
          <table:table-cell table:formula="of:=[.B6]/([.B6]+[.C6]+[.D6])" office:value-type="float" office:value="0">
            <text:p>0</text:p>
          </table:table-cell>
          <table:table-cell table:formula="of:=[.B6]/([.B6]+[.C6]+[.D6]+(10000*([.C6]*[.D6]/[.B6])))" office:value-type="float" office:value="0">
            <text:p>#DIV/0!</text:p>
          </table:table-cell>
          <table:table-cell table:formula="of:=[.B6] - ([.D6]/([.D6]+[.E6]+1))" office:value-type="float" office:value="0">
            <text:p>0</text:p>
          </table:table-cell>
          <table:table-cell table:formula="of:=(([.B6]/([.B6]+[.C6]))/(([.B6]/([.B6]+[.C6])) + ([.D6]/([.D6]+[.E6])))) - ((1-([.B6]/([.B6]+[.C6])))/((1-([.B6]/([.B6]+[.C6]))) + (1-([.D6]/([.D6]+[.E6])))))" office:value-type="float" office:value="0">
            <text:p>#DIV/0!</text:p>
          </table:table-cell>
          <table:table-cell table:formula="of:=0.5*(([.B6]/([.B6]+[.C6]))+([.B6]/([.B6]+[.D6])))" office:value-type="float" office:value="0">
            <text:p>#DIV/0!</text:p>
          </table:table-cell>
          <table:table-cell table:formula="of:=(([.B6]*[.B6])-([.C6]*[.D6]))/(([.B6]+[.C6])*([.B6]+[.D6]))" office:value-type="float" office:value="0">
            <text:p>#DIV/0!</text:p>
          </table:table-cell>
          <table:table-cell table:formula="of:=IF([.D6] &lt;= 2; [.B6] - [.D6]; IF(([.D6] &lt;= 10); ([.B6] - (2 + (0.1 * ([.D6] - 2))));[.B6] - (2.8 + (0.001 * ([.D6] - 10)))))" office:value-type="float" office:value="0">
            <text:p>0,000</text:p>
          </table:table-cell>
          <table:table-cell office:value-type="string">
            <text:p>CnfHaveValueMustBeZero</text:p>
          </table:table-cell>
          <table:table-cell/>
        </table:table-row>
        <table:table-row table:style-name="ro1">
          <table:table-cell office:value-type="string">
            <text:p>T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([.B7]/([.B7]+[.C7]))/(([.B7]/([.B7]+[.C7])) + ([.D7]/([.D7]+[.E7]))))" office:value-type="float" office:value="0">
            <text:p>#DIV/0!</text:p>
          </table:table-cell>
          <table:table-cell table:formula="of:=([.B7]/(1+([.D7]/([.B7]+[.C7]+[.D7]+[.E7]))))" office:value-type="float" office:value="0">
            <text:p>0</text:p>
          </table:table-cell>
          <table:table-cell table:formula="of:=([.B7])/(SQRT(([.B7]+[.C7])*([.B7]+[.E7])))" office:value-type="float" office:value="0">
            <text:p>#DIV/0!</text:p>
          </table:table-cell>
          <table:table-cell table:formula="of:=[.B7]/([.B7]+[.C7]+[.D7])" office:value-type="float" office:value="0">
            <text:p>0</text:p>
          </table:table-cell>
          <table:table-cell table:formula="of:=[.B7]/([.B7]+[.C7]+[.D7]+(10000*([.C7]*[.D7]/[.B7])))" office:value-type="float" office:value="0">
            <text:p>#DIV/0!</text:p>
          </table:table-cell>
          <table:table-cell table:formula="of:=[.B7] - ([.D7]/([.D7]+[.E7]+1))" office:value-type="float" office:value="-0.5">
            <text:p>-0,5</text:p>
          </table:table-cell>
          <table:table-cell table:formula="of:=(([.B7]/([.B7]+[.C7]))/(([.B7]/([.B7]+[.C7])) + ([.D7]/([.D7]+[.E7])))) - ((1-([.B7]/([.B7]+[.C7])))/((1-([.B7]/([.B7]+[.C7]))) + (1-([.D7]/([.D7]+[.E7])))))" office:value-type="float" office:value="0">
            <text:p>#DIV/0!</text:p>
          </table:table-cell>
          <table:table-cell table:formula="of:=0.5*(([.B7]/([.B7]+[.C7]))+([.B7]/([.B7]+[.D7])))" office:value-type="float" office:value="0">
            <text:p>#DIV/0!</text:p>
          </table:table-cell>
          <table:table-cell table:formula="of:=(([.B7]*[.B7])-([.C7]*[.D7]))/(([.B7]+[.C7])*([.B7]+[.D7]))" office:value-type="float" office:value="0">
            <text:p>#DIV/0!</text:p>
          </table:table-cell>
          <table:table-cell table:formula="of:=IF([.D7] &lt;= 2; [.B7] - [.D7]; IF(([.D7] &lt;= 10); ([.B7] - (2 + (0.1 * ([.D7] - 2))));[.B7] - (2.8 + (0.001 * ([.D7] - 10)))))" office:value-type="float" office:value="-1">
            <text:p>-1,000</text:p>
          </table:table-cell>
          <table:table-cell office:value-type="string">
            <text:p>CepHaveValueMustBeZero</text:p>
          </table:table-cell>
          <table:table-cell/>
        </table:table-row>
        <table:table-row table:style-name="ro1">
          <table:table-cell office:value-type="string">
            <text:p>T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([.B8]/([.B8]+[.C8]))/(([.B8]/([.B8]+[.C8])) + ([.D8]/([.D8]+[.E8]))))" office:value-type="float" office:value="0">
            <text:p>#DIV/0!</text:p>
          </table:table-cell>
          <table:table-cell table:formula="of:=([.B8]/(1+([.D8]/([.B8]+[.C8]+[.D8]+[.E8]))))" office:value-type="float" office:value="0">
            <text:p>0</text:p>
          </table:table-cell>
          <table:table-cell table:formula="of:=([.B8])/(SQRT(([.B8]+[.C8])*([.B8]+[.E8])))" office:value-type="float" office:value="0">
            <text:p>#DIV/0!</text:p>
          </table:table-cell>
          <table:table-cell table:formula="of:=[.B8]/([.B8]+[.C8]+[.D8])" office:value-type="float" office:value="0">
            <text:p>#DIV/0!</text:p>
          </table:table-cell>
          <table:table-cell table:formula="of:=[.B8]/([.B8]+[.C8]+[.D8]+(10000*([.C8]*[.D8]/[.B8])))" office:value-type="float" office:value="0">
            <text:p>#DIV/0!</text:p>
          </table:table-cell>
          <table:table-cell table:formula="of:=[.B8] - ([.D8]/([.D8]+[.E8]+1))" office:value-type="float" office:value="0">
            <text:p>0</text:p>
          </table:table-cell>
          <table:table-cell table:formula="of:=(([.B8]/([.B8]+[.C8]))/(([.B8]/([.B8]+[.C8])) + ([.D8]/([.D8]+[.E8])))) - ((1-([.B8]/([.B8]+[.C8])))/((1-([.B8]/([.B8]+[.C8]))) + (1-([.D8]/([.D8]+[.E8])))))" office:value-type="float" office:value="0">
            <text:p>#DIV/0!</text:p>
          </table:table-cell>
          <table:table-cell table:formula="of:=0.5*(([.B8]/([.B8]+[.C8]))+([.B8]/([.B8]+[.D8])))" office:value-type="float" office:value="0">
            <text:p>#DIV/0!</text:p>
          </table:table-cell>
          <table:table-cell table:formula="of:=(([.B8]*[.B8])-([.C8]*[.D8]))/(([.B8]+[.C8])*([.B8]+[.D8]))" office:value-type="float" office:value="0">
            <text:p>#DIV/0!</text:p>
          </table:table-cell>
          <table:table-cell table:formula="of:=IF([.D8] &lt;= 2; [.B8] - [.D8]; IF(([.D8] &lt;= 10); ([.B8] - (2 + (0.1 * ([.D8] - 2))));[.B8] - (2.8 + (0.001 * ([.D8] - 10)))))" office:value-type="float" office:value="0">
            <text:p>0,000</text:p>
          </table:table-cell>
          <table:table-cell office:value-type="string">
            <text:p>CnpHaveValueMustBeZero</text:p>
          </table:table-cell>
          <table:table-cell/>
        </table:table-row>
        <table:table-row table:style-name="ro1">
          <table:table-cell office:value-type="string">
            <text:p>T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([.B9]/([.B9]+[.C9]))/(([.B9]/([.B9]+[.C9])) + ([.D9]/([.D9]+[.E9]))))" office:value-type="float" office:value="0">
            <text:p>#DIV/0!</text:p>
          </table:table-cell>
          <table:table-cell table:formula="of:=([.B9]/(1+([.D9]/([.B9]+[.C9]+[.D9]+[.E9]))))" office:value-type="float" office:value="1">
            <text:p>1</text:p>
          </table:table-cell>
          <table:table-cell table:formula="of:=([.B9])/(SQRT(([.B9]+[.C9])*([.B9]+[.E9])))" office:value-type="float" office:value="0.707106781186547">
            <text:p>0,7071067812</text:p>
          </table:table-cell>
          <table:table-cell table:formula="of:=[.B9]/([.B9]+[.C9]+[.D9])" office:value-type="float" office:value="0.5">
            <text:p>0,5</text:p>
          </table:table-cell>
          <table:table-cell table:formula="of:=[.B9]/([.B9]+[.C9]+[.D9]+(10000*([.C9]*[.D9]/[.B9])))" office:value-type="float" office:value="0.5">
            <text:p>0,5</text:p>
          </table:table-cell>
          <table:table-cell table:formula="of:=[.B9] - ([.D9]/([.D9]+[.E9]+1))" office:value-type="float" office:value="1">
            <text:p>1</text:p>
          </table:table-cell>
          <table:table-cell table:formula="of:=(([.B9]/([.B9]+[.C9]))/(([.B9]/([.B9]+[.C9])) + ([.D9]/([.D9]+[.E9])))) - ((1-([.B9]/([.B9]+[.C9])))/((1-([.B9]/([.B9]+[.C9]))) + (1-([.D9]/([.D9]+[.E9])))))" office:value-type="float" office:value="0">
            <text:p>#DIV/0!</text:p>
          </table:table-cell>
          <table:table-cell table:formula="of:=0.5*(([.B9]/([.B9]+[.C9]))+([.B9]/([.B9]+[.D9])))" office:value-type="float" office:value="0.75">
            <text:p>0,75</text:p>
          </table:table-cell>
          <table:table-cell table:formula="of:=(([.B9]*[.B9])-([.C9]*[.D9]))/(([.B9]+[.C9])*([.B9]+[.D9]))" office:value-type="float" office:value="0.5">
            <text:p>0,5</text:p>
          </table:table-cell>
          <table:table-cell table:formula="of:=IF([.D9] &lt;= 2; [.B9] - [.D9]; IF(([.D9] &lt;= 10); ([.B9] - (2 + (0.1 * ([.D9] - 2))));[.B9] - (2.8 + (0.001 * ([.D9] - 10)))))" office:value-type="float" office:value="1">
            <text:p>1,000</text:p>
          </table:table-cell>
          <table:table-cell office:value-type="string">
            <text:p>CefCnfHaveValues</text:p>
          </table:table-cell>
          <table:table-cell office:value-type="string">
            <text:p>Tarantula must be 1</text:p>
          </table:table-cell>
        </table:table-row>
        <table:table-row table:style-name="ro1">
          <table:table-cell office:value-type="string">
            <text:p>T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(([.B10]/([.B10]+[.C10]))/(([.B10]/([.B10]+[.C10])) + ([.D10]/([.D10]+[.E10]))))" office:value-type="float" office:value="0">
            <text:p>0</text:p>
          </table:table-cell>
          <table:table-cell table:formula="of:=([.B10]/(1+([.D10]/([.B10]+[.C10]+[.D10]+[.E10]))))" office:value-type="float" office:value="0">
            <text:p>0</text:p>
          </table:table-cell>
          <table:table-cell table:formula="of:=([.B10])/(SQRT(([.B10]+[.C10])*([.B10]+[.E10])))" office:value-type="float" office:value="0">
            <text:p>0</text:p>
          </table:table-cell>
          <table:table-cell table:formula="of:=[.B10]/([.B10]+[.C10]+[.D10])" office:value-type="float" office:value="0">
            <text:p>0</text:p>
          </table:table-cell>
          <table:table-cell table:formula="of:=[.B10]/([.B10]+[.C10]+[.D10]+(10000*([.C10]*[.D10]/[.B10])))" office:value-type="float" office:value="0">
            <text:p>#DIV/0!</text:p>
          </table:table-cell>
          <table:table-cell table:formula="of:=[.B10] - ([.D10]/([.D10]+[.E10]+1))" office:value-type="float" office:value="-0.333333333333333">
            <text:p>-0,3333333333</text:p>
          </table:table-cell>
          <table:table-cell table:formula="of:=(([.B10]/([.B10]+[.C10]))/(([.B10]/([.B10]+[.C10])) + ([.D10]/([.D10]+[.E10])))) - ((1-([.B10]/([.B10]+[.C10])))/((1-([.B10]/([.B10]+[.C10]))) + (1-([.D10]/([.D10]+[.E10])))))" office:value-type="float" office:value="-0.666666666666667">
            <text:p>-0,6666666667</text:p>
          </table:table-cell>
          <table:table-cell table:formula="of:=0.5*(([.B10]/([.B10]+[.C10]))+([.B10]/([.B10]+[.D10])))" office:value-type="float" office:value="0">
            <text:p>0</text:p>
          </table:table-cell>
          <table:table-cell table:formula="of:=(([.B10]*[.B10])-([.C10]*[.D10]))/(([.B10]+[.C10])*([.B10]+[.D10]))" office:value-type="float" office:value="-1">
            <text:p>-1</text:p>
          </table:table-cell>
          <table:table-cell table:formula="of:=IF([.D10] &lt;= 2; [.B10] - [.D10]; IF(([.D10] &lt;= 10); ([.B10] - (2 + (0.1 * ([.D10] - 2))));[.B10] - (2.8 + (0.001 * ([.D10] - 10)))))" office:value-type="float" office:value="-1">
            <text:p>-1,000</text:p>
          </table:table-cell>
          <table:table-cell office:value-type="string">
            <text:p>CefNotHaveValueMustBeLowSuspicious</text:p>
          </table:table-cell>
          <table:table-cell/>
        </table:table-row>
        <table:table-row table:style-name="ro1">
          <table:table-cell office:value-type="string">
            <text:p>T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([.B11]/([.B11]+[.C11]))/(([.B11]/([.B11]+[.C11])) + ([.D11]/([.D11]+[.E11]))))" office:value-type="float" office:value="1">
            <text:p>1</text:p>
          </table:table-cell>
          <table:table-cell table:formula="of:=([.B11]/(1+([.D11]/([.B11]+[.C11]+[.D11]+[.E11]))))" office:value-type="float" office:value="1">
            <text:p>1</text:p>
          </table:table-cell>
          <table:table-cell table:formula="of:=([.B11])/(SQRT(([.B11]+[.C11])*([.B11]+[.E11])))" office:value-type="float" office:value="0.707106781186547">
            <text:p>0,7071067812</text:p>
          </table:table-cell>
          <table:table-cell table:formula="of:=[.B11]/([.B11]+[.C11]+[.D11])" office:value-type="float" office:value="1">
            <text:p>1</text:p>
          </table:table-cell>
          <table:table-cell table:formula="of:=[.B11]/([.B11]+[.C11]+[.D11]+(10000*([.C11]*[.D11]/[.B11])))" office:value-type="float" office:value="1">
            <text:p>1</text:p>
          </table:table-cell>
          <table:table-cell table:formula="of:=[.B11] - ([.D11]/([.D11]+[.E11]+1))" office:value-type="float" office:value="1">
            <text:p>1</text:p>
          </table:table-cell>
          <table:table-cell table:formula="of:=(([.B11]/([.B11]+[.C11]))/(([.B11]/([.B11]+[.C11])) + ([.D11]/([.D11]+[.E11])))) - ((1-([.B11]/([.B11]+[.C11])))/((1-([.B11]/([.B11]+[.C11]))) + (1-([.D11]/([.D11]+[.E11])))))" office:value-type="float" office:value="1">
            <text:p>1</text:p>
          </table:table-cell>
          <table:table-cell table:formula="of:=0.5*(([.B11]/([.B11]+[.C11]))+([.B11]/([.B11]+[.D11])))" office:value-type="float" office:value="1">
            <text:p>1</text:p>
          </table:table-cell>
          <table:table-cell table:formula="of:=(([.B11]*[.B11])-([.C11]*[.D11]))/(([.B11]+[.C11])*([.B11]+[.D11]))" office:value-type="float" office:value="1">
            <text:p>1</text:p>
          </table:table-cell>
          <table:table-cell table:formula="of:=IF([.D11] &lt;= 2; [.B11] - [.D11]; IF(([.D11] &lt;= 10); ([.B11] - (2 + (0.1 * ([.D11] - 2))));[.B11] - (2.8 + (0.001 * ([.D11] - 10)))))" office:value-type="float" office:value="1">
            <text:p>1,000</text:p>
          </table:table-cell>
          <table:table-cell office:value-type="string">
            <text:p>CefCnpHaveValuesMustBeHighSuspicious</text:p>
          </table:table-cell>
          <table:table-cell/>
        </table:table-row>
        <table:table-row table:style-name="ro1">
          <table:table-cell office:value-type="string">
            <text:p>T1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([.B12]/([.B12]+[.C12]))/(([.B12]/([.B12]+[.C12])) + ([.D12]/([.D12]+[.E12]))))" office:value-type="float" office:value="1">
            <text:p>1</text:p>
          </table:table-cell>
          <table:table-cell table:formula="of:=([.B12]/(1+([.D12]/([.B12]+[.C12]+[.D12]+[.E12]))))" office:value-type="float" office:value="1">
            <text:p>1</text:p>
          </table:table-cell>
          <table:table-cell table:formula="of:=([.B12])/(SQRT(([.B12]+[.C12])*([.B12]+[.E12])))" office:value-type="float" office:value="0.5">
            <text:p>0,5</text:p>
          </table:table-cell>
          <table:table-cell table:formula="of:=[.B12]/([.B12]+[.C12]+[.D12])" office:value-type="float" office:value="0.5">
            <text:p>0,5</text:p>
          </table:table-cell>
          <table:table-cell table:formula="of:=[.B12]/([.B12]+[.C12]+[.D12]+(10000*([.C12]*[.D12]/[.B12])))" office:value-type="float" office:value="0.5">
            <text:p>0,5</text:p>
          </table:table-cell>
          <table:table-cell table:formula="of:=[.B12] - ([.D12]/([.D12]+[.E12]+1))" office:value-type="float" office:value="1">
            <text:p>1</text:p>
          </table:table-cell>
          <table:table-cell table:formula="of:=(([.B12]/([.B12]+[.C12]))/(([.B12]/([.B12]+[.C12])) + ([.D12]/([.D12]+[.E12])))) - ((1-([.B12]/([.B12]+[.C12])))/((1-([.B12]/([.B12]+[.C12]))) + (1-([.D12]/([.D12]+[.E12])))))" office:value-type="float" office:value="0.666666666666667">
            <text:p>0,6666666667</text:p>
          </table:table-cell>
          <table:table-cell table:formula="of:=0.5*(([.B12]/([.B12]+[.C12]))+([.B12]/([.B12]+[.D12])))" office:value-type="float" office:value="0.75">
            <text:p>0,75</text:p>
          </table:table-cell>
          <table:table-cell table:formula="of:=(([.B12]*[.B12])-([.C12]*[.D12]))/(([.B12]+[.C12])*([.B12]+[.D12]))" office:value-type="float" office:value="0.5">
            <text:p>0,5</text:p>
          </table:table-cell>
          <table:table-cell table:formula="of:=IF([.D12] &lt;= 2; [.B12] - [.D12]; IF(([.D12] &lt;= 10); ([.B12] - (2 + (0.1 * ([.D12] - 2))));[.B12] - (2.8 + (0.001 * ([.D12] - 10)))))" office:value-type="float" office:value="1">
            <text:p>1,000</text:p>
          </table:table-cell>
          <table:table-cell office:value-type="string">
            <text:p>CepNotHaveValue</text:p>
          </table:table-cell>
          <table:table-cell/>
        </table:table-row>
        <table:table-row table:style-name="ro1">
          <table:table-cell office:value-type="string">
            <text:p>T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([.B13]/([.B13]+[.C13]))/(([.B13]/([.B13]+[.C13])) + ([.D13]/([.D13]+[.E13]))))" office:value-type="float" office:value="0.5">
            <text:p>0,5</text:p>
          </table:table-cell>
          <table:table-cell table:formula="of:=([.B13]/(1+([.D13]/([.B13]+[.C13]+[.D13]+[.E13]))))" office:value-type="float" office:value="0.666666666666667">
            <text:p>0,6666666667</text:p>
          </table:table-cell>
          <table:table-cell table:formula="of:=([.B13])/(SQRT(([.B13]+[.C13])*([.B13]+[.E13])))" office:value-type="float" office:value="1">
            <text:p>1</text:p>
          </table:table-cell>
          <table:table-cell table:formula="of:=[.B13]/([.B13]+[.C13]+[.D13])" office:value-type="float" office:value="0.5">
            <text:p>0,5</text:p>
          </table:table-cell>
          <table:table-cell table:formula="of:=[.B13]/([.B13]+[.C13]+[.D13]+(10000*([.C13]*[.D13]/[.B13])))" office:value-type="float" office:value="0.5">
            <text:p>0,5</text:p>
          </table:table-cell>
          <table:table-cell table:formula="of:=[.B13] - ([.D13]/([.D13]+[.E13]+1))" office:value-type="float" office:value="0.5">
            <text:p>0,5</text:p>
          </table:table-cell>
          <table:table-cell table:formula="of:=(([.B13]/([.B13]+[.C13]))/(([.B13]/([.B13]+[.C13])) + ([.D13]/([.D13]+[.E13])))) - ((1-([.B13]/([.B13]+[.C13])))/((1-([.B13]/([.B13]+[.C13]))) + (1-([.D13]/([.D13]+[.E13])))))" office:value-type="float" office:value="0">
            <text:p>#DIV/0!</text:p>
          </table:table-cell>
          <table:table-cell table:formula="of:=0.5*(([.B13]/([.B13]+[.C13]))+([.B13]/([.B13]+[.D13])))" office:value-type="float" office:value="0.75">
            <text:p>0,75</text:p>
          </table:table-cell>
          <table:table-cell table:formula="of:=(([.B13]*[.B13])-([.C13]*[.D13]))/(([.B13]+[.C13])*([.B13]+[.D13]))" office:value-type="float" office:value="0.5">
            <text:p>0,5</text:p>
          </table:table-cell>
          <table:table-cell table:formula="of:=IF([.D13] &lt;= 2; [.B13] - [.D13]; IF(([.D13] &lt;= 10); ([.B13] - (2 + (0.1 * ([.D13] - 2))));[.B13] - (2.8 + (0.001 * ([.D13] - 10)))))" office:value-type="float" office:value="0">
            <text:p>0,000</text:p>
          </table:table-cell>
          <table:table-cell office:value-type="string">
            <text:p>CefCepHaveValues</text:p>
          </table:table-cell>
          <table:table-cell/>
        </table:table-row>
        <table:table-row table:style-name="ro1">
          <table:table-cell office:value-type="string">
            <text:p>T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(([.B14]/([.B14]+[.C14]))/(([.B14]/([.B14]+[.C14])) + ([.D14]/([.D14]+[.E14]))))" office:value-type="float" office:value="0.666666666666667">
            <text:p>0,6666666667</text:p>
          </table:table-cell>
          <table:table-cell table:formula="of:=([.B14]/(1+([.D14]/([.B14]+[.C14]+[.D14]+[.E14]))))" office:value-type="float" office:value="0.75">
            <text:p>0,75</text:p>
          </table:table-cell>
          <table:table-cell table:formula="of:=([.B14])/(SQRT(([.B14]+[.C14])*([.B14]+[.E14])))" office:value-type="float" office:value="0.707106781186547">
            <text:p>0,7071067812</text:p>
          </table:table-cell>
          <table:table-cell table:formula="of:=[.B14]/([.B14]+[.C14]+[.D14])" office:value-type="float" office:value="0.5">
            <text:p>0,5</text:p>
          </table:table-cell>
          <table:table-cell table:formula="of:=[.B14]/([.B14]+[.C14]+[.D14]+(10000*([.C14]*[.D14]/[.B14])))" office:value-type="float" office:value="0.5">
            <text:p>0,5</text:p>
          </table:table-cell>
          <table:table-cell table:formula="of:=[.B14] - ([.D14]/([.D14]+[.E14]+1))" office:value-type="float" office:value="0.666666666666667">
            <text:p>0,6666666667</text:p>
          </table:table-cell>
          <table:table-cell table:formula="of:=(([.B14]/([.B14]+[.C14]))/(([.B14]/([.B14]+[.C14])) + ([.D14]/([.D14]+[.E14])))) - ((1-([.B14]/([.B14]+[.C14])))/((1-([.B14]/([.B14]+[.C14]))) + (1-([.D14]/([.D14]+[.E14])))))" office:value-type="float" office:value="0.666666666666667">
            <text:p>0,6666666667</text:p>
          </table:table-cell>
          <table:table-cell table:formula="of:=0.5*(([.B14]/([.B14]+[.C14]))+([.B14]/([.B14]+[.D14])))" office:value-type="float" office:value="0.75">
            <text:p>0,75</text:p>
          </table:table-cell>
          <table:table-cell table:formula="of:=(([.B14]*[.B14])-([.C14]*[.D14]))/(([.B14]+[.C14])*([.B14]+[.D14]))" office:value-type="float" office:value="0.5">
            <text:p>0,5</text:p>
          </table:table-cell>
          <table:table-cell table:formula="of:=IF([.D14] &lt;= 2; [.B14] - [.D14]; IF(([.D14] &lt;= 10); ([.B14] - (2 + (0.1 * ([.D14] - 2))));[.B14] - (2.8 + (0.001 * ([.D14] - 10)))))" office:value-type="float" office:value="0">
            <text:p>0,000</text:p>
          </table:table-cell>
          <table:table-cell office:value-type="string">
            <text:p>CnfNotHaveValue</text:p>
          </table:table-cell>
          <table:table-cell/>
        </table:table-row>
        <table:table-row table:style-name="ro1">
          <table:table-cell office:value-type="string">
            <text:p>T14</text:p>
          </table:table-cell>
          <table:table-cell table:number-columns-repeated="4" office:value-type="float" office:value="1">
            <text:p>1</text:p>
          </table:table-cell>
          <table:table-cell table:formula="of:=(([.B15]/([.B15]+[.C15]))/(([.B15]/([.B15]+[.C15])) + ([.D15]/([.D15]+[.E15]))))" office:value-type="float" office:value="0.5">
            <text:p>0,5</text:p>
          </table:table-cell>
          <table:table-cell table:formula="of:=([.B15]/(1+([.D15]/([.B15]+[.C15]+[.D15]+[.E15]))))" office:value-type="float" office:value="0.8">
            <text:p>0,8</text:p>
          </table:table-cell>
          <table:table-cell table:formula="of:=([.B15])/(SQRT(([.B15]+[.C15])*([.B15]+[.E15])))" office:value-type="float" office:value="0.5">
            <text:p>0,5</text:p>
          </table:table-cell>
          <table:table-cell table:formula="of:=[.B15]/([.B15]+[.C15]+[.D15])" office:value-type="float" office:value="0.333333333333333">
            <text:p>0,3333333333</text:p>
          </table:table-cell>
          <table:table-cell table:formula="of:=[.B15]/([.B15]+[.C15]+[.D15]+(10000*([.C15]*[.D15]/[.B15])))" office:value-type="float" office:value="0.0000999700089973008">
            <text:p>0,00009997</text:p>
          </table:table-cell>
          <table:table-cell table:formula="of:=[.B15] - ([.D15]/([.D15]+[.E15]+1))" office:value-type="float" office:value="0.666666666666667">
            <text:p>0,6666666667</text:p>
          </table:table-cell>
          <table:table-cell table:formula="of:=(([.B15]/([.B15]+[.C15]))/(([.B15]/([.B15]+[.C15])) + ([.D15]/([.D15]+[.E15])))) - ((1-([.B15]/([.B15]+[.C15])))/((1-([.B15]/([.B15]+[.C15]))) + (1-([.D15]/([.D15]+[.E15])))))" office:value-type="float" office:value="0">
            <text:p>0</text:p>
          </table:table-cell>
          <table:table-cell table:formula="of:=0.5*(([.B15]/([.B15]+[.C15]))+([.B15]/([.B15]+[.D15])))" office:value-type="float" office:value="0.5">
            <text:p>0,5</text:p>
          </table:table-cell>
          <table:table-cell table:formula="of:=(([.B15]*[.B15])-([.C15]*[.D15]))/(([.B15]+[.C15])*([.B15]+[.D15]))" office:value-type="float" office:value="0">
            <text:p>0</text:p>
          </table:table-cell>
          <table:table-cell table:formula="of:=IF([.D15] &lt;= 2; [.B15] - [.D15]; IF(([.D15] &lt;= 10); ([.B15] - (2 + (0.1 * ([.D15] - 2))));[.B15] - (2.8 + (0.001 * ([.D15] - 10)))))" office:value-type="float" office:value="0">
            <text:p>0,000</text:p>
          </table:table-cell>
          <table:table-cell office:value-type="string">
            <text:p>AllCoeficientsHaveValueOne</text:p>
          </table:table-cell>
          <table:table-cell/>
        </table:table-row>
        <table:table-row table:style-name="ro1">
          <table:table-cell office:value-type="string">
            <text:p>T1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([.B16]/([.B16]+[.C16]))/(([.B16]/([.B16]+[.C16])) + ([.D16]/([.D16]+[.E16]))))" office:value-type="float" office:value="0.333333333333333">
            <text:p>0,3333333333</text:p>
          </table:table-cell>
          <table:table-cell table:formula="of:=([.B16]/(1+([.D16]/([.B16]+[.C16]+[.D16]+[.E16]))))" office:value-type="float" office:value="0.75">
            <text:p>0,75</text:p>
          </table:table-cell>
          <table:table-cell table:formula="of:=([.B16])/(SQRT(([.B16]+[.C16])*([.B16]+[.E16])))" office:value-type="float" office:value="0.707106781186547">
            <text:p>0,7071067812</text:p>
          </table:table-cell>
          <table:table-cell table:formula="of:=[.B16]/([.B16]+[.C16]+[.D16])" office:value-type="float" office:value="0.333333333333333">
            <text:p>0,3333333333</text:p>
          </table:table-cell>
          <table:table-cell table:formula="of:=[.B16]/([.B16]+[.C16]+[.D16]+(10000*([.C16]*[.D16]/[.B16])))" office:value-type="float" office:value="0.0000999700089973008">
            <text:p>0,00009997</text:p>
          </table:table-cell>
          <table:table-cell table:formula="of:=[.B16] - ([.D16]/([.D16]+[.E16]+1))" office:value-type="float" office:value="0.5">
            <text:p>0,5</text:p>
          </table:table-cell>
          <table:table-cell table:formula="of:=(([.B16]/([.B16]+[.C16]))/(([.B16]/([.B16]+[.C16])) + ([.D16]/([.D16]+[.E16])))) - ((1-([.B16]/([.B16]+[.C16])))/((1-([.B16]/([.B16]+[.C16]))) + (1-([.D16]/([.D16]+[.E16])))))" office:value-type="float" office:value="-0.666666666666667">
            <text:p>-0,6666666667</text:p>
          </table:table-cell>
          <table:table-cell table:formula="of:=0.5*(([.B16]/([.B16]+[.C16]))+([.B16]/([.B16]+[.D16])))" office:value-type="float" office:value="0.5">
            <text:p>0,5</text:p>
          </table:table-cell>
          <table:table-cell table:formula="of:=(([.B16]*[.B16])-([.C16]*[.D16]))/(([.B16]+[.C16])*([.B16]+[.D16]))" office:value-type="float" office:value="0">
            <text:p>0</text:p>
          </table:table-cell>
          <table:table-cell table:formula="of:=IF([.D16] &lt;= 2; [.B16] - [.D16]; IF(([.D16] &lt;= 10); ([.B16] - (2 + (0.1 * ([.D16] - 2))));[.B16] - (2.8 + (0.001 * ([.D16] - 10)))))" office:value-type="float" office:value="0">
            <text:p>0,000</text:p>
          </table:table-cell>
          <table:table-cell office:value-type="string">
            <text:p>CnpNotHaveValue</text:p>
          </table:table-cell>
          <table:table-cell office:value-type="string">
            <text:p>Passando mais em casos de teste de falha</text:p>
          </table:table-cell>
        </table:table-row>
        <table:table-row table:style-name="ro1">
          <table:table-cell office:value-type="string">
            <text:p>T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([.B17]/([.B17]+[.C17]))/(([.B17]/([.B17]+[.C17])) + ([.D17]/([.D17]+[.E17]))))" office:value-type="float" office:value="1">
            <text:p>1</text:p>
          </table:table-cell>
          <table:table-cell table:formula="of:=([.B17]/(1+([.D17]/([.B17]+[.C17]+[.D17]+[.E17]))))" office:value-type="float" office:value="5">
            <text:p>5</text:p>
          </table:table-cell>
          <table:table-cell table:formula="of:=([.B17])/(SQRT(([.B17]+[.C17])*([.B17]+[.E17])))" office:value-type="float" office:value="0.833333333333333">
            <text:p>0,8333333333</text:p>
          </table:table-cell>
          <table:table-cell table:formula="of:=[.B17]/([.B17]+[.C17]+[.D17])" office:value-type="float" office:value="0.833333333333333">
            <text:p>0,8333333333</text:p>
          </table:table-cell>
          <table:table-cell table:formula="of:=[.B17]/([.B17]+[.C17]+[.D17]+(10000*([.C17]*[.D17]/[.B17])))" office:value-type="float" office:value="0.833333333333333">
            <text:p>0,8333333333</text:p>
          </table:table-cell>
          <table:table-cell table:formula="of:=[.B17] - ([.D17]/([.D17]+[.E17]+1))" office:value-type="float" office:value="5">
            <text:p>5</text:p>
          </table:table-cell>
          <table:table-cell table:formula="of:=(([.B17]/([.B17]+[.C17]))/(([.B17]/([.B17]+[.C17])) + ([.D17]/([.D17]+[.E17])))) - ((1-([.B17]/([.B17]+[.C17])))/((1-([.B17]/([.B17]+[.C17]))) + (1-([.D17]/([.D17]+[.E17])))))" office:value-type="float" office:value="0.857142857142857">
            <text:p>0,8571428571</text:p>
          </table:table-cell>
          <table:table-cell table:formula="of:=0.5*(([.B17]/([.B17]+[.C17]))+([.B17]/([.B17]+[.D17])))" office:value-type="float" office:value="0.916666666666667">
            <text:p>0,9166666667</text:p>
          </table:table-cell>
          <table:table-cell table:formula="of:=(([.B17]*[.B17])-([.C17]*[.D17]))/(([.B17]+[.C17])*([.B17]+[.D17]))" office:value-type="float" office:value="0.833333333333333">
            <text:p>0,8333333333</text:p>
          </table:table-cell>
          <table:table-cell table:formula="of:=IF([.D17] &lt;= 2; [.B17] - [.D17]; IF(([.D17] &lt;= 10); ([.B17] - (2 + (0.1 * ([.D17] - 2))));[.B17] - (2.8 + (0.001 * ([.D17] - 10)))))" office:value-type="float" office:value="5">
            <text:p>5,000</text:p>
          </table:table-cell>
          <table:table-cell office:value-type="string">
            <text:p>CefHaveBiggestValue</text:p>
          </table:table-cell>
          <table:table-cell/>
        </table:table-row>
        <table:table-row table:style-name="ro1">
          <table:table-cell office:value-type="string">
            <text:p>T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(([.B18]/([.B18]+[.C18]))/(([.B18]/([.B18]+[.C18])) + ([.D18]/([.D18]+[.E18]))))" office:value-type="float" office:value="0.230769230769231">
            <text:p>0,2307692308</text:p>
          </table:table-cell>
          <table:table-cell table:formula="of:=([.B18]/(1+([.D18]/([.B18]+[.C18]+[.D18]+[.E18]))))" office:value-type="float" office:value="0.666666666666667">
            <text:p>0,6666666667</text:p>
          </table:table-cell>
          <table:table-cell table:formula="of:=([.B18])/(SQRT(([.B18]+[.C18])*([.B18]+[.E18])))" office:value-type="float" office:value="0.353553390593274">
            <text:p>0,3535533906</text:p>
          </table:table-cell>
          <table:table-cell table:formula="of:=[.B18]/([.B18]+[.C18]+[.D18])" office:value-type="float" office:value="0.111111111111111">
            <text:p>0,1111111111</text:p>
          </table:table-cell>
          <table:table-cell table:formula="of:=[.B18]/([.B18]+[.C18]+[.D18]+(10000*([.C18]*[.D18]/[.B18])))" office:value-type="float" office:value="0.00000666626669066523">
            <text:p>6,66626669066523E-006</text:p>
          </table:table-cell>
          <table:table-cell table:formula="of:=[.B18] - ([.D18]/([.D18]+[.E18]+1))" office:value-type="float" office:value="0.285714285714286">
            <text:p>0,2857142857</text:p>
          </table:table-cell>
          <table:table-cell table:formula="of:=(([.B18]/([.B18]+[.C18]))/(([.B18]/([.B18]+[.C18])) + ([.D18]/([.D18]+[.E18])))) - ((1-([.B18]/([.B18]+[.C18])))/((1-([.B18]/([.B18]+[.C18]))) + (1-([.D18]/([.D18]+[.E18])))))" office:value-type="float" office:value="-0.587412587412588">
            <text:p>-0,5874125874</text:p>
          </table:table-cell>
          <table:table-cell table:formula="of:=0.5*(([.B18]/([.B18]+[.C18]))+([.B18]/([.B18]+[.D18])))" office:value-type="float" office:value="0.208333333333333">
            <text:p>0,2083333333</text:p>
          </table:table-cell>
          <table:table-cell table:formula="of:=(([.B18]*[.B18])-([.C18]*[.D18]))/(([.B18]+[.C18])*([.B18]+[.D18]))" office:value-type="float" office:value="-0.583333333333333">
            <text:p>-0,5833333333</text:p>
          </table:table-cell>
          <table:table-cell table:formula="of:=IF([.D18] &lt;= 2; [.B18] - [.D18]; IF(([.D18] &lt;= 10); ([.B18] - (2 + (0.1 * ([.D18] - 2))));[.B18] - (2.8 + (0.001 * ([.D18] - 10)))))" office:value-type="float" office:value="-1.3">
            <text:p>-1,300</text:p>
          </table:table-cell>
          <table:table-cell office:value-type="string">
            <text:p>CepHaveBiggestValue</text:p>
          </table:table-cell>
          <table:table-cell/>
        </table:table-row>
        <table:table-row table:style-name="ro1">
          <table:table-cell office:value-type="string">
            <text:p>T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(([.B19]/([.B19]+[.C19]))/(([.B19]/([.B19]+[.C19])) + ([.D19]/([.D19]+[.E19]))))" office:value-type="float" office:value="0.526315789473684">
            <text:p>0,5263157895</text:p>
          </table:table-cell>
          <table:table-cell table:formula="of:=([.B19]/(1+([.D19]/([.B19]+[.C19]+[.D19]+[.E19]))))" office:value-type="float" office:value="1.45454545454545">
            <text:p>1,4545454545</text:p>
          </table:table-cell>
          <table:table-cell table:formula="of:=([.B19])/(SQRT(([.B19]+[.C19])*([.B19]+[.E19])))" office:value-type="float" office:value="0.577350269189626">
            <text:p>0,5773502692</text:p>
          </table:table-cell>
          <table:table-cell table:formula="of:=[.B19]/([.B19]+[.C19]+[.D19])" office:value-type="float" office:value="0.333333333333333">
            <text:p>0,3333333333</text:p>
          </table:table-cell>
          <table:table-cell table:formula="of:=[.B19]/([.B19]+[.C19]+[.D19]+(10000*([.C19]*[.D19]/[.B19])))" office:value-type="float" office:value="0.000133280021324803">
            <text:p>0,00013328</text:p>
          </table:table-cell>
          <table:table-cell table:formula="of:=[.B19] - ([.D19]/([.D19]+[.E19]+1))" office:value-type="float" office:value="1.5">
            <text:p>1,5</text:p>
          </table:table-cell>
          <table:table-cell table:formula="of:=(([.B19]/([.B19]+[.C19]))/(([.B19]/([.B19]+[.C19])) + ([.D19]/([.D19]+[.E19])))) - ((1-([.B19]/([.B19]+[.C19])))/((1-([.B19]/([.B19]+[.C19]))) + (1-([.D19]/([.D19]+[.E19])))))" office:value-type="float" office:value="0.0717703349282296">
            <text:p>0,0717703349</text:p>
          </table:table-cell>
          <table:table-cell table:formula="of:=0.5*(([.B19]/([.B19]+[.C19]))+([.B19]/([.B19]+[.D19])))" office:value-type="float" office:value="0.533333333333333">
            <text:p>0,5333333333</text:p>
          </table:table-cell>
          <table:table-cell table:formula="of:=(([.B19]*[.B19])-([.C19]*[.D19]))/(([.B19]+[.C19])*([.B19]+[.D19]))" office:value-type="float" office:value="0.0666666666666667">
            <text:p>0,0666666667</text:p>
          </table:table-cell>
          <table:table-cell table:formula="of:=IF([.D19] &lt;= 2; [.B19] - [.D19]; IF(([.D19] &lt;= 10); ([.B19] - (2 + (0.1 * ([.D19] - 2))));[.B19] - (2.8 + (0.001 * ([.D19] - 10)))))" office:value-type="float" office:value="-0.1">
            <text:p>-0,100</text:p>
          </table:table-cell>
          <table:table-cell office:value-type="string">
            <text:p>AllCoeficientsHaveEqualValues</text:p>
          </table:table-cell>
          <table:table-cell/>
        </table:table-row>
        <table:table-row table:style-name="ro1">
          <table:table-cell office:value-type="string">
            <text:p>T1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([.B20]/([.B20]+[.C20]))/(([.B20]/([.B20]+[.C20])) + ([.D20]/([.D20]+[.E20]))))" office:value-type="float" office:value="0.666666666666667">
            <text:p>0,6666666667</text:p>
          </table:table-cell>
          <table:table-cell table:formula="of:=([.B20]/(1+([.D20]/([.B20]+[.C20]+[.D20]+[.E20]))))" office:value-type="float" office:value="9.47368421052632">
            <text:p>9,4736842105</text:p>
          </table:table-cell>
          <table:table-cell table:formula="of:=([.B20])/(SQRT(([.B20]+[.C20])*([.B20]+[.E20])))" office:value-type="float" office:value="0.74535599249993">
            <text:p>0,7453559925</text:p>
          </table:table-cell>
          <table:table-cell table:formula="of:=[.B20]/([.B20]+[.C20]+[.D20])" office:value-type="float" office:value="0.625">
            <text:p>0,625</text:p>
          </table:table-cell>
          <table:table-cell table:formula="of:=[.B20]/([.B20]+[.C20]+[.D20]+(10000*([.C20]*[.D20]/[.B20])))" office:value-type="float" office:value="0.00199362041467305">
            <text:p>0,0019936204</text:p>
          </table:table-cell>
          <table:table-cell table:formula="of:=[.B20] - ([.D20]/([.D20]+[.E20]+1))" office:value-type="float" office:value="9.75">
            <text:p>9,75</text:p>
          </table:table-cell>
          <table:table-cell table:formula="of:=(([.B20]/([.B20]+[.C20]))/(([.B20]/([.B20]+[.C20])) + ([.D20]/([.D20]+[.E20])))) - ((1-([.B20]/([.B20]+[.C20])))/((1-([.B20]/([.B20]+[.C20]))) + (1-([.D20]/([.D20]+[.E20])))))" office:value-type="float" office:value="0.333333333333333">
            <text:p>0,3333333333</text:p>
          </table:table-cell>
          <table:table-cell table:formula="of:=0.5*(([.B20]/([.B20]+[.C20]))+([.B20]/([.B20]+[.D20])))" office:value-type="float" office:value="0.787878787878788">
            <text:p>0,7878787879</text:p>
          </table:table-cell>
          <table:table-cell table:formula="of:=(([.B20]*[.B20])-([.C20]*[.D20]))/(([.B20]+[.C20])*([.B20]+[.D20]))" office:value-type="float" office:value="0.575757575757576">
            <text:p>0,5757575758</text:p>
          </table:table-cell>
          <table:table-cell table:formula="of:=IF([.D20] &lt;= 2; [.B20] - [.D20]; IF(([.D20] &lt;= 10); ([.B20] - (2 + (0.1 * ([.D20] - 2))));[.B20] - (2.8 + (0.001 * ([.D20] - 10)))))" office:value-type="float" office:value="9">
            <text:p>9,000</text:p>
          </table:table-cell>
          <table:table-cell office:value-type="string">
            <text:p>CefCnfMoreFrequentlyExecuted</text:p>
          </table:table-cell>
          <table:table-cell office:value-type="string">
            <text:p>Mais frequente em Cef</text:p>
          </table:table-cell>
        </table:table-row>
        <table:table-row table:style-name="ro1">
          <table:table-cell office:value-type="string">
            <text:p>T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(([.B21]/([.B21]+[.C21]))/(([.B21]/([.B21]+[.C21])) + ([.D21]/([.D21]+[.E21]))))" office:value-type="float" office:value="0.259259259259259">
            <text:p>0,2592592593</text:p>
          </table:table-cell>
          <table:table-cell table:formula="of:=([.B21]/(1+([.D21]/([.B21]+[.C21]+[.D21]+[.E21]))))" office:value-type="float" office:value="0.642857142857143">
            <text:p>0,6428571429</text:p>
          </table:table-cell>
          <table:table-cell table:formula="of:=([.B21])/(SQRT(([.B21]+[.C21])*([.B21]+[.E21])))" office:value-type="float" office:value="0.223606797749979">
            <text:p>0,2236067977</text:p>
          </table:table-cell>
          <table:table-cell table:formula="of:=[.B21]/([.B21]+[.C21]+[.D21])" office:value-type="float" office:value="0.0714285714285714">
            <text:p>0,0714285714</text:p>
          </table:table-cell>
          <table:table-cell table:formula="of:=[.B21]/([.B21]+[.C21]+[.D21]+(10000*([.C21]*[.D21]/[.B21])))" office:value-type="float" office:value="0.0000033331777850367">
            <text:p>3,3331777850367E-006</text:p>
          </table:table-cell>
          <table:table-cell table:formula="of:=[.B21] - ([.D21]/([.D21]+[.E21]+1))" office:value-type="float" office:value="0.333333333333333">
            <text:p>0,3333333333</text:p>
          </table:table-cell>
          <table:table-cell table:formula="of:=(([.B21]/([.B21]+[.C21]))/(([.B21]/([.B21]+[.C21])) + ([.D21]/([.D21]+[.E21])))) - ((1-([.B21]/([.B21]+[.C21])))/((1-([.B21]/([.B21]+[.C21]))) + (1-([.D21]/([.D21]+[.E21])))))" office:value-type="float" office:value="-0.464878671775224">
            <text:p>-0,4648786718</text:p>
          </table:table-cell>
          <table:table-cell table:formula="of:=0.5*(([.B21]/([.B21]+[.C21]))+([.B21]/([.B21]+[.D21])))" office:value-type="float" office:value="0.170454545454545">
            <text:p>0,1704545455</text:p>
          </table:table-cell>
          <table:table-cell table:formula="of:=(([.B21]*[.B21])-([.C21]*[.D21]))/(([.B21]+[.C21])*([.B21]+[.D21]))" office:value-type="float" office:value="-0.659090909090909">
            <text:p>-0,6590909091</text:p>
          </table:table-cell>
          <table:table-cell table:formula="of:=IF([.D21] &lt;= 2; [.B21] - [.D21]; IF(([.D21] &lt;= 10); ([.B21] - (2 + (0.1 * ([.D21] - 2))));[.B21] - (2.8 + (0.001 * ([.D21] - 10)))))" office:value-type="float" office:value="-1.8">
            <text:p>-1,800</text:p>
          </table:table-cell>
          <table:table-cell office:value-type="string">
            <text:p>CepCnpMoreFrequentlyExecuted</text:p>
          </table:table-cell>
          <table:table-cell office:value-type="string">
            <text:p>Mais frequente em Cep</text:p>
          </table:table-cell>
        </table:table-row>
        <table:table-row table:style-name="ro1">
          <table:table-cell office:value-type="string">
            <text:p>T2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([.B22]/([.B22]+[.C22]))/(([.B22]/([.B22]+[.C22])) + ([.D22]/([.D22]+[.E22]))))" office:value-type="float" office:value="1">
            <text:p>1</text:p>
          </table:table-cell>
          <table:table-cell table:formula="of:=([.B22]/(1+([.D22]/([.B22]+[.C22]+[.D22]+[.E22]))))" office:value-type="float" office:value="10">
            <text:p>10</text:p>
          </table:table-cell>
          <table:table-cell table:formula="of:=([.B22])/(SQRT(([.B22]+[.C22])*([.B22]+[.E22])))" office:value-type="float" office:value="0.909090909090909">
            <text:p>0,9090909091</text:p>
          </table:table-cell>
          <table:table-cell table:formula="of:=[.B22]/([.B22]+[.C22]+[.D22])" office:value-type="float" office:value="0.909090909090909">
            <text:p>0,9090909091</text:p>
          </table:table-cell>
          <table:table-cell table:formula="of:=[.B22]/([.B22]+[.C22]+[.D22]+(10000*([.C22]*[.D22]/[.B22])))" office:value-type="float" office:value="0.909090909090909">
            <text:p>0,9090909091</text:p>
          </table:table-cell>
          <table:table-cell table:formula="of:=[.B22] - ([.D22]/([.D22]+[.E22]+1))" office:value-type="float" office:value="10">
            <text:p>10</text:p>
          </table:table-cell>
          <table:table-cell table:formula="of:=(([.B22]/([.B22]+[.C22]))/(([.B22]/([.B22]+[.C22])) + ([.D22]/([.D22]+[.E22])))) - ((1-([.B22]/([.B22]+[.C22])))/((1-([.B22]/([.B22]+[.C22]))) + (1-([.D22]/([.D22]+[.E22])))))" office:value-type="float" office:value="0.916666666666667">
            <text:p>0,9166666667</text:p>
          </table:table-cell>
          <table:table-cell table:formula="of:=0.5*(([.B22]/([.B22]+[.C22]))+([.B22]/([.B22]+[.D22])))" office:value-type="float" office:value="0.954545454545455">
            <text:p>0,9545454545</text:p>
          </table:table-cell>
          <table:table-cell table:formula="of:=(([.B22]*[.B22])-([.C22]*[.D22]))/(([.B22]+[.C22])*([.B22]+[.D22]))" office:value-type="float" office:value="0.909090909090909">
            <text:p>0,9090909091</text:p>
          </table:table-cell>
          <table:table-cell table:formula="of:=IF([.D22] &lt;= 2; [.B22] - [.D22]; IF(([.D22] &lt;= 10); ([.B22] - (2 + (0.1 * ([.D22] - 2))));[.B22] - (2.8 + (0.001 * ([.D22] - 10)))))" office:value-type="float" office:value="10">
            <text:p>10,000</text:p>
          </table:table-cell>
          <table:table-cell office:value-type="string">
            <text:p>CefMoreFrequentlyExecuted</text:p>
          </table:table-cell>
          <table:table-cell office:value-type="string">
            <text:p>Valores altos</text:p>
          </table:table-cell>
        </table:table-row>
        <table:table-row table:style-name="ro1">
          <table:table-cell office:value-type="string">
            <text:p>T2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([.B23]/([.B23]+[.C23]))/(([.B23]/([.B23]+[.C23])) + ([.D23]/([.D23]+[.E23]))))" office:value-type="float" office:value="0.576923076923077">
            <text:p>0,5769230769</text:p>
          </table:table-cell>
          <table:table-cell table:formula="of:=([.B23]/(1+([.D23]/([.B23]+[.C23]+[.D23]+[.E23]))))" office:value-type="float" office:value="8.75">
            <text:p>8,75</text:p>
          </table:table-cell>
          <table:table-cell table:formula="of:=([.B23])/(SQRT(([.B23]+[.C23])*([.B23]+[.E23])))" office:value-type="float" office:value="0.909090909090909">
            <text:p>0,9090909091</text:p>
          </table:table-cell>
          <table:table-cell table:formula="of:=[.B23]/([.B23]+[.C23]+[.D23])" office:value-type="float" office:value="0.769230769230769">
            <text:p>0,7692307692</text:p>
          </table:table-cell>
          <table:table-cell table:formula="of:=[.B23]/([.B23]+[.C23]+[.D23]+(10000*([.C23]*[.D23]/[.B23])))" office:value-type="float" office:value="0.00496770988574267">
            <text:p>0,0049677099</text:p>
          </table:table-cell>
          <table:table-cell table:formula="of:=[.B23] - ([.D23]/([.D23]+[.E23]+1))" office:value-type="float" office:value="9.5">
            <text:p>9,5</text:p>
          </table:table-cell>
          <table:table-cell table:formula="of:=(([.B23]/([.B23]+[.C23]))/(([.B23]/([.B23]+[.C23])) + ([.D23]/([.D23]+[.E23])))) - ((1-([.B23]/([.B23]+[.C23])))/((1-([.B23]/([.B23]+[.C23]))) + (1-([.D23]/([.D23]+[.E23])))))" office:value-type="float" office:value="0.362637362637363">
            <text:p>0,3626373626</text:p>
          </table:table-cell>
          <table:table-cell table:formula="of:=0.5*(([.B23]/([.B23]+[.C23]))+([.B23]/([.B23]+[.D23])))" office:value-type="float" office:value="0.871212121212121">
            <text:p>0,8712121212</text:p>
          </table:table-cell>
          <table:table-cell table:formula="of:=(([.B23]*[.B23])-([.C23]*[.D23]))/(([.B23]+[.C23])*([.B23]+[.D23]))" office:value-type="float" office:value="0.742424242424242">
            <text:p>0,7424242424</text:p>
          </table:table-cell>
          <table:table-cell table:formula="of:=IF([.D23] &lt;= 2; [.B23] - [.D23]; IF(([.D23] &lt;= 10); ([.B23] - (2 + (0.1 * ([.D23] - 2))));[.B23] - (2.8 + (0.001 * ([.D23] - 10)))))" office:value-type="float" office:value="8">
            <text:p>8,000</text:p>
          </table:table-cell>
          <table:table-cell office:value-type="string">
            <text:p>CefMoreExecutedThanCnfCepCnp</text:p>
          </table:table-cell>
          <table:table-cell office:value-type="string">
            <text:p>Valores baixos</text:p>
          </table:table-cell>
        </table:table-row>
        <table:table-row table:style-name="ro1">
          <table:table-cell office:value-type="string">
            <text:p>T2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([.B24]/([.B24]+[.C24]))/(([.B24]/([.B24]+[.C24])) + ([.D24]/([.D24]+[.E24]))))" office:value-type="float" office:value="0.5">
            <text:p>0,5</text:p>
          </table:table-cell>
          <table:table-cell table:formula="of:=([.B24]/(1+([.D24]/([.B24]+[.C24]+[.D24]+[.E24]))))" office:value-type="float" office:value="8.57142857142857">
            <text:p>8,5714285714</text:p>
          </table:table-cell>
          <table:table-cell table:formula="of:=([.B24])/(SQRT(([.B24]+[.C24])*([.B24]+[.E24])))" office:value-type="float" office:value="1">
            <text:p>1</text:p>
          </table:table-cell>
          <table:table-cell table:formula="of:=[.B24]/([.B24]+[.C24]+[.D24])" office:value-type="float" office:value="0.833333333333333">
            <text:p>0,8333333333</text:p>
          </table:table-cell>
          <table:table-cell table:formula="of:=[.B24]/([.B24]+[.C24]+[.D24]+(10000*([.C24]*[.D24]/[.B24])))" office:value-type="float" office:value="0.833333333333333">
            <text:p>0,8333333333</text:p>
          </table:table-cell>
          <table:table-cell table:formula="of:=[.B24] - ([.D24]/([.D24]+[.E24]+1))" office:value-type="float" office:value="9.33333333333333">
            <text:p>9,3333333333</text:p>
          </table:table-cell>
          <table:table-cell table:formula="of:=(([.B24]/([.B24]+[.C24]))/(([.B24]/([.B24]+[.C24])) + ([.D24]/([.D24]+[.E24])))) - ((1-([.B24]/([.B24]+[.C24])))/((1-([.B24]/([.B24]+[.C24]))) + (1-([.D24]/([.D24]+[.E24])))))" office:value-type="float" office:value="0">
            <text:p>#DIV/0!</text:p>
          </table:table-cell>
          <table:table-cell table:formula="of:=0.5*(([.B24]/([.B24]+[.C24]))+([.B24]/([.B24]+[.D24])))" office:value-type="float" office:value="0.916666666666667">
            <text:p>0,9166666667</text:p>
          </table:table-cell>
          <table:table-cell table:formula="of:=(([.B24]*[.B24])-([.C24]*[.D24]))/(([.B24]+[.C24])*([.B24]+[.D24]))" office:value-type="float" office:value="0.833333333333333">
            <text:p>0,8333333333</text:p>
          </table:table-cell>
          <table:table-cell table:formula="of:=IF([.D24] &lt;= 2; [.B24] - [.D24]; IF(([.D24] &lt;= 10); ([.B24] - (2 + (0.1 * ([.D24] - 2))));[.B24] - (2.8 + (0.001 * ([.D24] - 10)))))" office:value-type="float" office:value="8">
            <text:p>8,000</text:p>
          </table:table-cell>
          <table:table-cell office:value-type="string">
            <text:p>CefMoreExecutedThanCep</text:p>
          </table:table-cell>
          <table:table-cell office:value-type="string">
            <text:p>Wong3 1</text:p>
          </table:table-cell>
        </table:table-row>
        <table:table-row table:style-name="ro1">
          <table:table-cell office:value-type="string">
            <text:p>T2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(([.B25]/([.B25]+[.C25]))/(([.B25]/([.B25]+[.C25])) + ([.D25]/([.D25]+[.E25]))))" office:value-type="float" office:value="0.5">
            <text:p>0,5</text:p>
          </table:table-cell>
          <table:table-cell table:formula="of:=([.B25]/(1+([.D25]/([.B25]+[.C25]+[.D25]+[.E25]))))" office:value-type="float" office:value="8.125">
            <text:p>8,125</text:p>
          </table:table-cell>
          <table:table-cell table:formula="of:=([.B25])/(SQRT(([.B25]+[.C25])*([.B25]+[.E25])))" office:value-type="float" office:value="1">
            <text:p>1</text:p>
          </table:table-cell>
          <table:table-cell table:formula="of:=[.B25]/([.B25]+[.C25]+[.D25])" office:value-type="float" office:value="0.769230769230769">
            <text:p>0,7692307692</text:p>
          </table:table-cell>
          <table:table-cell table:formula="of:=[.B25]/([.B25]+[.C25]+[.D25]+(10000*([.C25]*[.D25]/[.B25])))" office:value-type="float" office:value="0.769230769230769">
            <text:p>0,7692307692</text:p>
          </table:table-cell>
          <table:table-cell table:formula="of:=[.B25] - ([.D25]/([.D25]+[.E25]+1))" office:value-type="float" office:value="9.25">
            <text:p>9,25</text:p>
          </table:table-cell>
          <table:table-cell table:formula="of:=(([.B25]/([.B25]+[.C25]))/(([.B25]/([.B25]+[.C25])) + ([.D25]/([.D25]+[.E25])))) - ((1-([.B25]/([.B25]+[.C25])))/((1-([.B25]/([.B25]+[.C25]))) + (1-([.D25]/([.D25]+[.E25])))))" office:value-type="float" office:value="0">
            <text:p>#DIV/0!</text:p>
          </table:table-cell>
          <table:table-cell table:formula="of:=0.5*(([.B25]/([.B25]+[.C25]))+([.B25]/([.B25]+[.D25])))" office:value-type="float" office:value="0.884615384615385">
            <text:p>0,8846153846</text:p>
          </table:table-cell>
          <table:table-cell table:formula="of:=(([.B25]*[.B25])-([.C25]*[.D25]))/(([.B25]+[.C25])*([.B25]+[.D25]))" office:value-type="float" office:value="0.769230769230769">
            <text:p>0,7692307692</text:p>
          </table:table-cell>
          <table:table-cell table:formula="of:=IF([.D25] &lt;= 2; [.B25] - [.D25]; IF(([.D25] &lt;= 10); ([.B25] - (2 + (0.1 * ([.D25] - 2))));[.B25] - (2.8 + (0.001 * ([.D25] - 10)))))" office:value-type="float" office:value="7.9">
            <text:p>7,900</text:p>
          </table:table-cell>
          <table:table-cell office:value-type="string">
            <text:p>CefMoreExecutedThanCep2</text:p>
          </table:table-cell>
          <table:table-cell office:value-type="string">
            <text:p>Wong3 2</text:p>
          </table:table-cell>
        </table:table-row>
        <table:table-row table:style-name="ro1">
          <table:table-cell office:value-type="string">
            <text:p>T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(([.B26]/([.B26]+[.C26]))/(([.B26]/([.B26]+[.C26])) + ([.D26]/([.D26]+[.E26]))))" office:value-type="float" office:value="0.5">
            <text:p>0,5</text:p>
          </table:table-cell>
          <table:table-cell table:formula="of:=([.B26]/(1+([.D26]/([.B26]+[.C26]+[.D26]+[.E26]))))" office:value-type="float" office:value="6.66666666666667">
            <text:p>6,6666666667</text:p>
          </table:table-cell>
          <table:table-cell table:formula="of:=([.B26])/(SQRT(([.B26]+[.C26])*([.B26]+[.E26])))" office:value-type="float" office:value="1">
            <text:p>1</text:p>
          </table:table-cell>
          <table:table-cell table:formula="of:=[.B26]/([.B26]+[.C26]+[.D26])" office:value-type="float" office:value="0.5">
            <text:p>0,5</text:p>
          </table:table-cell>
          <table:table-cell table:formula="of:=[.B26]/([.B26]+[.C26]+[.D26]+(10000*([.C26]*[.D26]/[.B26])))" office:value-type="float" office:value="0.5">
            <text:p>0,5</text:p>
          </table:table-cell>
          <table:table-cell table:formula="of:=[.B26] - ([.D26]/([.D26]+[.E26]+1))" office:value-type="float" office:value="9.09090909090909">
            <text:p>9,0909090909</text:p>
          </table:table-cell>
          <table:table-cell table:formula="of:=(([.B26]/([.B26]+[.C26]))/(([.B26]/([.B26]+[.C26])) + ([.D26]/([.D26]+[.E26])))) - ((1-([.B26]/([.B26]+[.C26])))/((1-([.B26]/([.B26]+[.C26]))) + (1-([.D26]/([.D26]+[.E26])))))" office:value-type="float" office:value="0">
            <text:p>#DIV/0!</text:p>
          </table:table-cell>
          <table:table-cell table:formula="of:=0.5*(([.B26]/([.B26]+[.C26]))+([.B26]/([.B26]+[.D26])))" office:value-type="float" office:value="0.75">
            <text:p>0,75</text:p>
          </table:table-cell>
          <table:table-cell table:formula="of:=(([.B26]*[.B26])-([.C26]*[.D26]))/(([.B26]+[.C26])*([.B26]+[.D26]))" office:value-type="float" office:value="0.5">
            <text:p>0,5</text:p>
          </table:table-cell>
          <table:table-cell table:formula="of:=IF([.D26] &lt;= 2; [.B26] - [.D26]; IF(([.D26] &lt;= 10); ([.B26] - (2 + (0.1 * ([.D26] - 2))));[.B26] - (2.8 + (0.001 * ([.D26] - 10)))))" office:value-type="float" office:value="7.2">
            <text:p>7,200</text:p>
          </table:table-cell>
          <table:table-cell office:value-type="string">
            <text:p>CefCepEqualExecuted</text:p>
          </table:table-cell>
          <table:table-cell office:value-type="string">
            <text:p>Wong3 3</text:p>
          </table:table-cell>
        </table:table-row>
        <table:table-row table:style-name="ro1">
          <table:table-cell office:value-type="string">
            <text:p>T2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(([.B27]/([.B27]+[.C27]))/(([.B27]/([.B27]+[.C27])) + ([.D27]/([.D27]+[.E27]))))" office:value-type="float" office:value="0.5">
            <text:p>0,5</text:p>
          </table:table-cell>
          <table:table-cell table:formula="of:=([.B27]/(1+([.D27]/([.B27]+[.C27]+[.D27]+[.E27]))))" office:value-type="float" office:value="6.5625">
            <text:p>6,5625</text:p>
          </table:table-cell>
          <table:table-cell table:formula="of:=([.B27])/(SQRT(([.B27]+[.C27])*([.B27]+[.E27])))" office:value-type="float" office:value="1">
            <text:p>1</text:p>
          </table:table-cell>
          <table:table-cell table:formula="of:=[.B27]/([.B27]+[.C27]+[.D27])" office:value-type="float" office:value="0.476190476190476">
            <text:p>0,4761904762</text:p>
          </table:table-cell>
          <table:table-cell table:formula="of:=[.B27]/([.B27]+[.C27]+[.D27]+(10000*([.C27]*[.D27]/[.B27])))" office:value-type="float" office:value="0.476190476190476">
            <text:p>0,4761904762</text:p>
          </table:table-cell>
          <table:table-cell table:formula="of:=[.B27] - ([.D27]/([.D27]+[.E27]+1))" office:value-type="float" office:value="9.08333333333333">
            <text:p>9,0833333333</text:p>
          </table:table-cell>
          <table:table-cell table:formula="of:=(([.B27]/([.B27]+[.C27]))/(([.B27]/([.B27]+[.C27])) + ([.D27]/([.D27]+[.E27])))) - ((1-([.B27]/([.B27]+[.C27])))/((1-([.B27]/([.B27]+[.C27]))) + (1-([.D27]/([.D27]+[.E27])))))" office:value-type="float" office:value="0">
            <text:p>#DIV/0!</text:p>
          </table:table-cell>
          <table:table-cell table:formula="of:=0.5*(([.B27]/([.B27]+[.C27]))+([.B27]/([.B27]+[.D27])))" office:value-type="float" office:value="0.738095238095238">
            <text:p>0,7380952381</text:p>
          </table:table-cell>
          <table:table-cell table:formula="of:=(([.B27]*[.B27])-([.C27]*[.D27]))/(([.B27]+[.C27])*([.B27]+[.D27]))" office:value-type="float" office:value="0.476190476190476">
            <text:p>0,4761904762</text:p>
          </table:table-cell>
          <table:table-cell table:formula="of:=IF([.D27] &lt;= 2; [.B27] - [.D27]; IF(([.D27] &lt;= 10); ([.B27] - (2 + (0.1 * ([.D27] - 2))));[.B27] - (2.8 + (0.001 * ([.D27] - 10)))))" office:value-type="float" office:value="7.199">
            <text:p>7,199</text:p>
          </table:table-cell>
          <table:table-cell office:value-type="string">
            <text:p>CepMoreExecutedThanCef</text:p>
          </table:table-cell>
          <table:table-cell office:value-type="string">
            <text:p>Wong3 4</text:p>
          </table:table-cell>
        </table:table-row>
        <table:table-row table:style-name="ro1">
          <table:table-cell office:value-type="string">
            <text:p>T27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(([.B28]/([.B28]+[.C28]))/(([.B28]/([.B28]+[.C28])) + ([.D28]/([.D28]+[.E28]))))" office:value-type="float" office:value="0">
            <text:p>0</text:p>
          </table:table-cell>
          <table:table-cell table:formula="of:=([.B28]/(1+([.D28]/([.B28]+[.C28]+[.D28]+[.E28]))))" office:value-type="float" office:value="0">
            <text:p>0</text:p>
          </table:table-cell>
          <table:table-cell table:formula="of:=([.B28])/(SQRT(([.B28]+[.C28])*([.B28]+[.E28])))" office:value-type="float" office:value="0">
            <text:p>0</text:p>
          </table:table-cell>
          <table:table-cell table:formula="of:=[.B28]/([.B28]+[.C28]+[.D28])" office:value-type="float" office:value="0">
            <text:p>0</text:p>
          </table:table-cell>
          <table:table-cell table:formula="of:=[.B28]/([.B28]+[.C28]+[.D28]+(10000*([.C28]*[.D28]/[.B28])))" office:value-type="float" office:value="0">
            <text:p>#DIV/0!</text:p>
          </table:table-cell>
          <table:table-cell table:formula="of:=[.B28] - ([.D28]/([.D28]+[.E28]+1))" office:value-type="float" office:value="-0.625">
            <text:p>-0,625</text:p>
          </table:table-cell>
          <table:table-cell table:formula="of:=(([.B28]/([.B28]+[.C28]))/(([.B28]/([.B28]+[.C28])) + ([.D28]/([.D28]+[.E28])))) - ((1-([.B28]/([.B28]+[.C28])))/((1-([.B28]/([.B28]+[.C28]))) + (1-([.D28]/([.D28]+[.E28])))))" office:value-type="float" office:value="-0.75">
            <text:p>-0,75</text:p>
          </table:table-cell>
          <table:table-cell table:formula="of:=0.5*(([.B28]/([.B28]+[.C28]))+([.B28]/([.B28]+[.D28])))" office:value-type="float" office:value="0">
            <text:p>0</text:p>
          </table:table-cell>
          <table:table-cell table:formula="of:=(([.B28]*[.B28])-([.C28]*[.D28]))/(([.B28]+[.C28])*([.B28]+[.D28]))" office:value-type="float" office:value="-1">
            <text:p>-1</text:p>
          </table:table-cell>
          <table:table-cell table:formula="of:=IF([.D28] &lt;= 2; [.B28] - [.D28]; IF(([.D28] &lt;= 10); ([.B28] - (2 + (0.1 * ([.D28] - 2))));[.B28] - (2.8 + (0.001 * ([.D28] - 10)))))" office:value-type="float" office:value="-2.8">
            <text:p>-2,800</text:p>
          </table:table-cell>
          <table:table-cell office:value-type="string">
            <text:p>CefNotExecuted</text:p>
          </table:table-cell>
          <table:table-cell office:value-type="string">
            <text:p>Sem executar Cef</text:p>
          </table:table-cell>
        </table:table-row>
        <table:table-row table:style-name="ro1">
          <table:table-cell office:value-type="string">
            <text:p>T2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  <table:table-cell table:formula="of:=(([.B29]/([.B29]+[.C29]))/(([.B29]/([.B29]+[.C29])) + ([.D29]/([.D29]+[.E29]))))" office:value-type="float" office:value="0.403578528827038">
            <text:p>0,4035785288</text:p>
          </table:table-cell>
          <table:table-cell table:formula="of:=([.B29]/(1+([.D29]/([.B29]+[.C29]+[.D29]+[.E29]))))" office:value-type="float" office:value="5.07389162561576">
            <text:p>5,0738916256</text:p>
          </table:table-cell>
          <table:table-cell table:formula="of:=([.B29])/(SQRT(([.B29]+[.C29])*([.B29]+[.E29])))" office:value-type="float" office:value="0.516397779494322">
            <text:p>0,5163977795</text:p>
          </table:table-cell>
          <table:table-cell table:formula="of:=[.B29]/([.B29]+[.C29]+[.D29])" office:value-type="float" office:value="0.00985221674876847">
            <text:p>0,0098522167</text:p>
          </table:table-cell>
          <table:table-cell table:formula="of:=[.B29]/([.B29]+[.C29]+[.D29]+(10000*([.C29]*[.D29]/[.B29])))" office:value-type="float" office:value="0.00000199959408240127">
            <text:p>1,99959408240127E-006</text:p>
          </table:table-cell>
          <table:table-cell table:formula="of:=[.B29] - ([.D29]/([.D29]+[.E29]+1))" office:value-type="float" office:value="9.01574803149606">
            <text:p>9,0157480315</text:p>
          </table:table-cell>
          <table:table-cell table:formula="of:=(([.B29]/([.B29]+[.C29]))/(([.B29]/([.B29]+[.C29])) + ([.D29]/([.D29]+[.E29])))) - ((1-([.B29]/([.B29]+[.C29])))/((1-([.B29]/([.B29]+[.C29]))) + (1-([.D29]/([.D29]+[.E29])))))" office:value-type="float" office:value="-0.553968640984283">
            <text:p>-0,553968641</text:p>
          </table:table-cell>
          <table:table-cell table:formula="of:=0.5*(([.B29]/([.B29]+[.C29]))+([.B29]/([.B29]+[.D29])))" office:value-type="float" office:value="0.338283828382838">
            <text:p>0,3382838284</text:p>
          </table:table-cell>
          <table:table-cell table:formula="of:=(([.B29]*[.B29])-([.C29]*[.D29]))/(([.B29]+[.C29])*([.B29]+[.D29]))" office:value-type="float" office:value="-0.323432343234323">
            <text:p>-0,3234323432</text:p>
          </table:table-cell>
          <table:table-cell table:formula="of:=IF([.D29] &lt;= 2; [.B29] - [.D29]; IF(([.D29] &lt;= 10); ([.B29] - (2 + (0.1 * ([.D29] - 2))));[.B29] - (2.8 + (0.001 * ([.D29] - 10)))))" office:value-type="float" office:value="6.21">
            <text:p>6,210</text:p>
          </table:table-cell>
          <table:table-cell office:value-type="string">
            <text:p>CepWithHighValueMustBeLowSuspiciousness</text:p>
          </table:table-cell>
          <table:table-cell/>
        </table:table-row>
        <table:table-row table:style-name="ro1">
          <table:table-cell office:value-type="string">
            <text:p>T29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table:formula="of:=(([.B30]/([.B30]+[.C30]))/(([.B30]/([.B30]+[.C30])) + ([.D30]/([.D30]+[.E30]))))" office:value-type="float" office:value="0.977948226270374">
            <text:p>0,9779482263</text:p>
          </table:table-cell>
          <table:table-cell table:formula="of:=([.B30]/(1+([.D30]/([.B30]+[.C30]+[.D30]+[.E30]))))" office:value-type="float" office:value="98.4251968503937">
            <text:p>98,4251968504</text:p>
          </table:table-cell>
          <table:table-cell table:formula="of:=([.B30])/(SQRT(([.B30]+[.C30])*([.B30]+[.E30])))" office:value-type="float" office:value="0.38069349381344">
            <text:p>0,3806934938</text:p>
          </table:table-cell>
          <table:table-cell table:formula="of:=[.B30]/([.B30]+[.C30]+[.D30])" office:value-type="float" office:value="0.8">
            <text:p>0,8</text:p>
          </table:table-cell>
          <table:table-cell table:formula="of:=[.B30]/([.B30]+[.C30]+[.D30]+(10000*([.C30]*[.D30]/[.B30])))" office:value-type="float" office:value="0.00661157024793388">
            <text:p>0,0066115702</text:p>
          </table:table-cell>
          <table:table-cell table:formula="of:=[.B30] - ([.D30]/([.D30]+[.E30]+1))" office:value-type="float" office:value="99.9804305283757">
            <text:p>99,9804305284</text:p>
          </table:table-cell>
          <table:table-cell table:formula="of:=(([.B30]/([.B30]+[.C30]))/(([.B30]/([.B30]+[.C30])) + ([.D30]/([.D30]+[.E30])))) - ((1-([.B30]/([.B30]+[.C30])))/((1-([.B30]/([.B30]+[.C30]))) + (1-([.D30]/([.D30]+[.E30])))))" office:value-type="float" office:value="0.860526890890481">
            <text:p>0,8605268909</text:p>
          </table:table-cell>
          <table:table-cell table:formula="of:=0.5*(([.B30]/([.B30]+[.C30]))+([.B30]/([.B30]+[.D30])))" office:value-type="float" office:value="0.889328063241107">
            <text:p>0,8893280632</text:p>
          </table:table-cell>
          <table:table-cell table:formula="of:=(([.B30]*[.B30])-([.C30]*[.D30]))/(([.B30]+[.C30])*([.B30]+[.D30]))" office:value-type="float" office:value="0.778656126482213">
            <text:p>0,7786561265</text:p>
          </table:table-cell>
          <table:table-cell table:formula="of:=IF([.D30] &lt;= 2; [.B30] - [.D30]; IF(([.D30] &lt;= 10); ([.B30] - (2 + (0.1 * ([.D30] - 2))));[.B30] - (2.8 + (0.001 * ([.D30] - 10)))))" office:value-type="float" office:value="97.2">
            <text:p>97,200</text:p>
          </table:table-cell>
          <table:table-cell office:value-type="string">
            <text:p>CefWithHighVaValueMustBeHighSuspiciousness</text:p>
          </table:table-cell>
          <table:table-cell/>
        </table:table-row>
        <table:table-row table:style-name="ro1">
          <table:table-cell office:value-type="string">
            <text:p>T30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(([.B31]/([.B31]+[.C31]))/(([.B31]/([.B31]+[.C31])) + ([.D31]/([.D31]+[.E31]))))" office:value-type="float" office:value="0.631578947368421">
            <text:p>0,6315789474</text:p>
          </table:table-cell>
          <table:table-cell table:formula="of:=([.B31]/(1+([.D31]/([.B31]+[.C31]+[.D31]+[.E31]))))" office:value-type="float" office:value="10.6813186813187">
            <text:p>10,6813186813</text:p>
          </table:table-cell>
          <table:table-cell table:formula="of:=([.B31])/(SQRT(([.B31]+[.C31])*([.B31]+[.E31])))" office:value-type="float" office:value="0.174963553055941">
            <text:p>0,1749635531</text:p>
          </table:table-cell>
          <table:table-cell table:formula="of:=[.B31]/([.B31]+[.C31]+[.D31])" office:value-type="float" office:value="0.193548387096774">
            <text:p>0,1935483871</text:p>
          </table:table-cell>
          <table:table-cell table:formula="of:=[.B31]/([.B31]+[.C31]+[.D31]+(10000*([.C31]*[.D31]/[.B31])))" office:value-type="float" office:value="0.0000239970243689782">
            <text:p>0,000023997</text:p>
          </table:table-cell>
          <table:table-cell table:formula="of:=[.B31] - ([.D31]/([.D31]+[.E31]+1))" office:value-type="float" office:value="11.8347107438017">
            <text:p>11,8347107438</text:p>
          </table:table-cell>
          <table:table-cell table:formula="of:=(([.B31]/([.B31]+[.C31]))/(([.B31]/([.B31]+[.C31])) + ([.D31]/([.D31]+[.E31])))) - ((1-([.B31]/([.B31]+[.C31])))/((1-([.B31]/([.B31]+[.C31]))) + (1-([.D31]/([.D31]+[.E31])))))" office:value-type="float" office:value="0.17004048582996">
            <text:p>0,1700404858</text:p>
          </table:table-cell>
          <table:table-cell table:formula="of:=0.5*(([.B31]/([.B31]+[.C31]))+([.B31]/([.B31]+[.D31])))" office:value-type="float" office:value="0.330357142857143">
            <text:p>0,3303571429</text:p>
          </table:table-cell>
          <table:table-cell table:formula="of:=(([.B31]*[.B31])-([.C31]*[.D31]))/(([.B31]+[.C31])*([.B31]+[.D31]))" office:value-type="float" office:value="-0.339285714285714">
            <text:p>-0,3392857143</text:p>
          </table:table-cell>
          <table:table-cell table:formula="of:=IF([.D31] &lt;= 2; [.B31] - [.D31]; IF(([.D31] &lt;= 10); ([.B31] - (2 + (0.1 * ([.D31] - 2))));[.B31] - (2.8 + (0.001 * ([.D31] - 10)))))" office:value-type="float" office:value="9.19">
            <text:p>9,190</text:p>
          </table:table-cell>
          <table:table-cell office:value-type="string">
            <text:p>CnfCnpWithHighValuesMustBeMediumSuspiciousness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1/09/2012</text:date>, <text:time>08:4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igor Amario</meta:initial-creator>
    <meta:creation-date>2012-08-30T11:14:40</meta:creation-date>
    <dc:date>2012-09-01T08:49:05</dc:date>
    <dc:creator>higor </dc:creator>
    <meta:editing-duration>PT22H10M14S</meta:editing-duration>
    <meta:editing-cycles>20</meta:editing-cycles>
    <meta:generator>BrOffice/3.3$Linux LibreOffice_project/330m19$Build-401</meta:generator>
    <meta:document-statistic meta:table-count="3" meta:cell-count="512" meta:object-count="0"/>
  </office:meta>
</office:document-meta>
</file>